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21.56pt"/>
    </style:style>
    <style:style style:name="co3" style:family="table-column">
      <style:table-column-properties fo:break-before="auto" style:column-width="198.6pt"/>
    </style:style>
    <style:style style:name="co4" style:family="table-column">
      <style:table-column-properties fo:break-before="auto" style:column-width="99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cb1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фото</text:p>
          </table:table-cell>
          <table:table-cell table:style-name="ce1" office:value-type="string" calcext:value-type="string">
            <text:p>категория</text:p>
          </table:table-cell>
          <table:table-cell table:style-name="ce4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рубашка</text:p>
          </table:table-cell>
          <table:table-cell table:style-name="ce1" office:value-type="string" calcext:value-type="string">
            <text:p>тут должно быть описание рубашки</text:p>
          </table:table-cell>
          <table:table-cell table:style-name="ce2" office:value-type="string" calcext:value-type="string">
            <text:p><text:a xlink:href="https://m.buro247.ru/images/2019/08/1567088155744791.jpg" xlink:type="simple">https://m.buro247.ru/images/2019/08/1567088155744791.jpg https://cdn.sela.ru/wa-data/public/shop/products/46/83/118346/images/159677/159677.932x1242@2x.jpg</text:a></text:p>
          </table:table-cell>
          <table:table-cell table:style-name="ce1" office:value-type="string" calcext:value-type="string">
            <text:p>одежда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подушка</text:p>
          </table:table-cell>
          <table:table-cell table:style-name="ce1" office:value-type="string" calcext:value-type="string">
            <text:p>тут должно быть описание подушки</text:p>
          </table:table-cell>
          <table:table-cell table:style-name="ce3" office:value-type="string" calcext:value-type="string">
            <text:p><text:a xlink:href="https://res.cloudinary.com/lmru/image/upload/b_white,c_pad,d_photoiscoming.png,f_auto,h_600,q_auto,w_600/v1/LMCode/82118034_01.jpg" xlink:type="simple">https://res.cloudinary.com/lmru/image/upload/b_white,c_pad,d_photoiscoming.png,f_auto,h_600,q_auto,w_600/v1/LMCode/82118034_01.jpg https://kariguz.ru/upload/resize_cache/iblock/f52/750_750_2/3aahh1tknbtgfmxadtpiylhlddr1ta52.jpg</text:a></text:p>
          </table:table-cell>
          <table:table-cell table:style-name="ce1" office:value-type="string" calcext:value-type="string">
            <text:p>постельные приналдежности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ogle pixel 7</text:p>
          </table:table-cell>
          <table:table-cell table:style-name="ce1" office:value-type="string" calcext:value-type="string">
            <text:p/>
            <text:p>    ОС: Android 13.</text:p>
            <text:p>    Дисплей: OLED, 6,4″, Full HD+, 90 Гц, Gorilla Glass Victus.</text:p>
            <text:p>    Чипсет: Google Tensor G2.</text:p>
            <text:p>    Память: 8 ГБ оперативной, 128 ГБ встроенной UFS 3.1.</text:p>
            <text:p>    Камера: основная 50 Мп (f/1.9) оптическая стабилизация, широкоугольная 12 Мп (f/2.2), фронтальная 10,8 Мп (f/2.2).</text:p>
            <text:p>    Связь: USB Type-C 3.2, Bluetooth 5.2, NFC, Wi-Fi 802.11 6E, LTE и 5G.</text:p>
            <text:p>    Аккумулятор: 4355 мА·ч, беспроводная зарядка 20 Вт, проводная 30 Вт.</text:p>
            <text:p>    Влагозащита: IP68.</text:p>
            <text:p>    Звук: стереодинамики.</text:p>
            <text:p>    Размеры: 155,6 × 73,2 × 8,7 мм.</text:p>
            <text:p>    Вес: 197 г.</text:p>
          </table:table-cell>
          <table:table-cell table:style-name="ce3" office:value-type="string" calcext:value-type="string">
            <text:p><text:a xlink:href="https://avatars.mds.yandex.net/get-mpic/6259165/img_id4708618663686791313.jpeg/orig" xlink:type="simple">https://avatars.mds.yandex.net/get-mpic/6259165/img_id4708618663686791313.jpeg/orig</text:a></text:p>
          </table:table-cell>
          <table:table-cell table:style-name="ce1" office:value-type="string" calcext:value-type="string">
            <text:p>телефоны</text:p>
          </table:table-cell>
          <table:table-cell table:style-name="ce4" office:value-type="string" calcext:value-type="string">
            <text:p>50 000</text:p>
          </table:table-cell>
          <table:table-cell table:number-columns-repeated="1019"/>
        </table:table-row>
        <table:table-row table:style-name="ro1" table:number-rows-repeated="18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1" table:number-rows-repeated="977">
          <table:table-cell table:style-name="ce1" table:number-columns-repeated="4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